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19d" officeooo:paragraph-rsid="000e519d"/>
    </style:style>
    <style:style style:name="P2" style:family="paragraph" style:parent-style-name="Standard">
      <style:text-properties officeooo:rsid="000f4403" officeooo:paragraph-rsid="000f4403"/>
    </style:style>
    <style:style style:name="P3" style:family="paragraph" style:parent-style-name="Standard">
      <style:text-properties officeooo:rsid="0010136b" officeooo:paragraph-rsid="0010136b"/>
    </style:style>
    <style:style style:name="P4" style:family="paragraph" style:parent-style-name="Standard">
      <style:text-properties officeooo:rsid="0011d700" officeooo:paragraph-rsid="0011d700"/>
    </style:style>
    <style:style style:name="P5" style:family="paragraph" style:parent-style-name="Standard">
      <style:text-properties officeooo:rsid="0013aa49" officeooo:paragraph-rsid="0013aa49"/>
    </style:style>
    <style:style style:name="P6" style:family="paragraph" style:parent-style-name="Standard">
      <style:text-properties officeooo:rsid="00140ea7" officeooo:paragraph-rsid="00140ea7"/>
    </style:style>
    <style:style style:name="P7" style:family="paragraph" style:parent-style-name="Standard">
      <style:text-properties officeooo:rsid="0015d843" officeooo:paragraph-rsid="0015d843"/>
    </style:style>
    <style:style style:name="T1" style:family="text">
      <style:text-properties officeooo:rsid="0011d700"/>
    </style:style>
    <style:style style:name="T2" style:family="text">
      <style:text-properties officeooo:rsid="00140ea7"/>
    </style:style>
    <style:style style:name="T3" style:family="text">
      <style:text-properties officeooo:rsid="0015d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.hub = login : amantakshak pwd : 10meu092.</text:p>
      <text:p text:style-name="P1"/>
      <text:p text:style-name="P1">Docker login</text:p>
      <text:p text:style-name="P1"/>
      <text:p text:style-name="P1">docker container create busybox ls </text:p>
      <text:p text:style-name="P2">#create container</text:p>
      <text:p text:style-name="P2">7898b9215d4294e74ecd8fea76b630b9f4e1c8040a4dae15eea6c185f848353e</text:p>
      <text:p text:style-name="P2">#container created</text:p>
      <text:p text:style-name="P2"/>
      <text:p text:style-name="P2">docker container start 7898b9215d4294e74ecd8fea76b630b9f4e1c8040a4dae15eea6c185f848353e</text:p>
      <text:p text:style-name="P3">#start container</text:p>
      <text:p text:style-name="P3"/>
      <text:p text:style-name="P3">docker container exec -it <text:span text:style-name="T3">[docker_id][docker_container_name]</text:span>-cli</text:p>
      <text:p text:style-name="P7">#run commands inside a container</text:p>
      <text:p text:style-name="P7"/>
      <text:p text:style-name="P1">Docker container ls-<text:span text:style-name="T1">a</text:span></text:p>
      <text:p text:style-name="P1"><text:span text:style-name="T1">#</text:span>shows all container<text:span text:style-name="T1">s</text:span></text:p>
      <text:p text:style-name="P1"/>
      <text:p text:style-name="P4">docker container rm -<text:span text:style-name="T2">[</text:span>docker container id<text:span text:style-name="T2">]</text:span></text:p>
      <text:p text:style-name="P6">#removes specific docker container</text:p>
      <text:p text:style-name="P6"/>
      <text:p text:style-name="P6">docker container prune –all</text:p>
      <text:p text:style-name="P6">#removes everything</text:p>
      <text:p text:style-name="P4"/>
      <text:p text:style-name="P5">docker container inspect docker container i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0:14:23.446118280</meta:creation-date>
    <dc:date>2022-01-05T23:50:23.931773697</dc:date>
    <meta:editing-duration>PT13H15M26S</meta:editing-duration>
    <meta:editing-cycles>7</meta:editing-cycles>
    <meta:generator>LibreOffice/7.2.3.2$Linux_X86_64 LibreOffice_project/20$Build-2</meta:generator>
    <meta:document-statistic meta:table-count="0" meta:image-count="0" meta:object-count="0" meta:page-count="1" meta:paragraph-count="17" meta:word-count="64" meta:character-count="601" meta:non-whitespace-character-count="553"/>
  </office:meta>
</office:document-meta>
</file>